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.812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16pt" style:font-size-asian="16pt" style:font-size-complex="1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524cm" svg:y="8.382cm" presentation:class="title" presentation:user-transformed="true">
          <draw:text-box>
            <text:p>Going Deeper With Convolutions<text:line-break/><text:span text:style-name="T1">Szegedy et al.</text:span></text:p>
          </draw:text-box>
        </draw:frame>
        <draw:frame presentation:style-name="pr2" draw:text-style-name="P1" draw:layer="layout" svg:width="5.771cm" svg:height="1.812cm" svg:x="20.828cm" svg:y="17.78cm" presentation:class="subtitle" presentation:user-transformed="true">
          <draw:text-box>
            <text:p text:style-name="P1"><text:span text:style-name="T2">Mukul Sati</text:span></text:p>
            <text:p text:style-name="P1"><text:span text:style-name="T2">03/31/2016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NNs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igger CN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ncrease:</text:p>
                <text:list>
                  <text:list-item>
                    <text:p>Number of layers</text:p>
                  </text:list-item>
                  <text:list-item>
                    <text:p>Number of neurons per layer</text:p>
                  </text:list-item>
                </text:list>
                <text:p/>
              </text:list-item>
              <text:list-item>
                <text:p>Impact</text:p>
                <text:list>
                  <text:list-item>
                    <text:p>Chances of overfitting increase</text:p>
                  </text:list-item>
                  <text:list-item>
                    <text:p>Quadratic cost increase for increase in filter learning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's so special about the convolutional operation?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30T09:17:12.009391403</meta:creation-date>
    <dc:date>2016-03-30T11:06:07.293953193</dc:date>
    <meta:editing-duration>PT13M23S</meta:editing-duration>
    <meta:editing-cycles>1</meta:editing-cycles>
    <meta:document-statistic meta:object-count="41"/>
    <meta:generator>LibreOffice/4.2.8.2$Linux_X86_64 LibreOffice_project/420m0$Build-2</meta:generator>
  </office:meta>
</office:document-meta>
</file>